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otham SSm A" svg:font-family="'Gotham SSm A', 'Gotham SSm B', 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Bitter" svg:font-family="Bitt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Bitter" officeooo:rsid="000d4505" officeooo:paragraph-rsid="000d4505"/>
    </style:style>
    <style:style style:name="P2" style:family="paragraph" style:parent-style-name="Standard">
      <style:text-properties style:font-name="Bitter" style:text-underline-style="solid" style:text-underline-width="auto" style:text-underline-color="font-color" fo:font-weight="bold" officeooo:rsid="000d4505" officeooo:paragraph-rsid="000d4505" style:font-weight-asian="bold" style:font-weight-complex="bold"/>
    </style:style>
    <style:style style:name="P3" style:family="paragraph" style:parent-style-name="Standard">
      <style:text-properties style:font-name="Bitter" style:text-underline-style="solid" style:text-underline-width="auto" style:text-underline-color="font-color" fo:font-weight="bold" officeooo:rsid="001a1309" officeooo:paragraph-rsid="001a1309" style:font-weight-asian="bold" style:font-weight-complex="bold"/>
    </style:style>
    <style:style style:name="P4" style:family="paragraph" style:parent-style-name="Standard">
      <style:text-properties style:font-name="Bitter" fo:font-style="italic" style:text-underline-style="none" fo:font-weight="normal" officeooo:rsid="000e4f69" officeooo:paragraph-rsid="000e4f69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style:font-name="Bitter" fo:font-style="italic" style:text-underline-style="none" fo:font-weight="normal" officeooo:rsid="001424d0" officeooo:paragraph-rsid="001424d0" style:font-style-asian="italic" style:font-weight-asian="normal" style:font-style-complex="italic" style:font-weight-complex="normal"/>
    </style:style>
    <style:style style:name="P6" style:family="paragraph" style:parent-style-name="Standard">
      <style:text-properties style:font-name="Bitter" fo:font-style="italic" style:text-underline-style="none" fo:font-weight="normal" officeooo:rsid="00181422" officeooo:paragraph-rsid="00181422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style:font-name="Bitter" fo:font-style="italic" style:text-underline-style="none" fo:font-weight="normal" officeooo:rsid="001a0f9e" officeooo:paragraph-rsid="001a0f9e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style:font-name="Bitter" fo:font-style="italic" style:text-underline-style="none" fo:font-weight="normal" officeooo:rsid="001be31b" officeooo:paragraph-rsid="001be31b" style:font-style-asian="italic" style:font-weight-asian="normal" style:font-style-complex="italic" style:font-weight-complex="normal"/>
    </style:style>
    <style:style style:name="P9" style:family="paragraph" style:parent-style-name="Standard">
      <style:text-properties style:font-name="Bitter" fo:font-style="italic" style:text-underline-style="none" fo:font-weight="normal" officeooo:rsid="00240955" officeooo:paragraph-rsid="00240955" style:font-style-asian="italic" style:font-weight-asian="normal" style:font-style-complex="italic" style:font-weight-complex="normal"/>
    </style:style>
    <style:style style:name="P10" style:family="paragraph" style:parent-style-name="Standard">
      <style:text-properties style:font-name="Bitter" fo:font-style="italic" style:text-underline-style="none" fo:font-weight="normal" officeooo:rsid="0026ccee" officeooo:paragraph-rsid="0026ccee" style:font-style-asian="italic" style:font-weight-asian="normal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Bitter" fo:font-style="italic" style:text-underline-style="none" fo:font-weight="normal" officeooo:rsid="0028b497" officeooo:paragraph-rsid="0028b497" style:font-style-asian="italic" style:font-weight-asian="normal" style:font-style-complex="italic" style:font-weight-complex="normal"/>
    </style:style>
    <style:style style:name="P12" style:family="paragraph" style:parent-style-name="Standard">
      <style:text-properties style:font-name="Bitter" style:text-underline-style="none" fo:font-weight="bold" officeooo:rsid="000d4505" officeooo:paragraph-rsid="000d4505" style:font-weight-asian="bold" style:font-weight-complex="bold"/>
    </style:style>
    <style:style style:name="P13" style:family="paragraph" style:parent-style-name="Standard">
      <style:text-properties style:font-name="Bitter" fo:font-weight="normal" officeooo:rsid="000d4505" officeooo:paragraph-rsid="000d4505" style:font-weight-asian="normal" style:font-weight-complex="normal"/>
    </style:style>
    <style:style style:name="P14" style:family="paragraph" style:parent-style-name="Standard">
      <style:text-properties style:font-name="Bitter" fo:font-style="normal" style:text-underline-style="none" fo:font-weight="normal" officeooo:rsid="00181422" officeooo:paragraph-rsid="00181422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style:font-name="Bitter" fo:font-style="normal" style:text-underline-style="none" fo:font-weight="normal" officeooo:rsid="002357c3" officeooo:paragraph-rsid="002357c3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Bitter" fo:font-style="normal" style:text-underline-style="none" fo:font-weight="normal" officeooo:rsid="0026ccee" officeooo:paragraph-rsid="0026ccee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Bitter" fo:font-style="normal" style:text-underline-style="none" fo:font-weight="normal" officeooo:rsid="00277777" officeooo:paragraph-rsid="00277777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style:font-name="Bitter" fo:font-style="normal" style:text-underline-style="none" fo:font-weight="bold" officeooo:rsid="00181422" officeooo:paragraph-rsid="001a1309" style:font-style-asian="normal" style:font-weight-asian="bold" style:font-style-complex="normal" style:font-weight-complex="bold"/>
    </style:style>
    <style:style style:name="P19" style:family="paragraph" style:parent-style-name="Standard">
      <style:text-properties style:font-name="Bitter" fo:font-style="normal" style:text-underline-style="none" fo:font-weight="bold" officeooo:rsid="001cddc3" officeooo:paragraph-rsid="001cddc3" style:font-style-asian="normal" style:font-weight-asian="bold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Bitter" fo:font-style="normal" style:text-underline-style="none" fo:font-weight="bold" officeooo:rsid="0028b497" officeooo:paragraph-rsid="0028b497" style:font-style-asian="normal" style:font-weight-asian="bold" style:font-style-complex="normal" style:font-weight-complex="bold"/>
    </style:style>
    <style:style style:name="P21" style:family="paragraph" style:parent-style-name="Standard" style:list-style-name="L1">
      <style:text-properties style:font-name="Bitter" style:text-underline-style="none" fo:font-weight="bold" officeooo:rsid="001109af" officeooo:paragraph-rsid="001109af" style:font-weight-asian="bold" style:font-weight-complex="bold"/>
    </style:style>
    <style:style style:name="P22" style:family="paragraph" style:parent-style-name="Standard" style:list-style-name="L1">
      <style:text-properties style:font-name="Bitter" style:text-underline-style="none" fo:font-weight="bold" officeooo:rsid="00129257" officeooo:paragraph-rsid="00129257" style:font-weight-asian="bold" style:font-weight-complex="bold"/>
    </style:style>
    <style:style style:name="P23" style:family="paragraph" style:parent-style-name="Standard" style:list-style-name="L1">
      <style:text-properties style:font-name="Bitter" style:text-underline-style="none" fo:font-weight="bold" officeooo:rsid="001a1309" officeooo:paragraph-rsid="001a1309" style:font-weight-asian="bold" style:font-weight-complex="bold"/>
    </style:style>
    <style:style style:name="P24" style:family="paragraph" style:parent-style-name="Standard" style:list-style-name="L2">
      <style:text-properties style:font-name="Bitter" style:text-underline-style="none" fo:font-weight="bold" officeooo:rsid="001a1309" officeooo:paragraph-rsid="001a1309" style:font-weight-asian="bold" style:font-weight-complex="bold"/>
    </style:style>
    <style:style style:name="P25" style:family="paragraph" style:parent-style-name="Standard" style:list-style-name="L1">
      <style:text-properties style:font-name="Bitter" style:text-underline-style="none" fo:font-weight="bold" officeooo:rsid="00181422" officeooo:paragraph-rsid="00181422" style:font-weight-asian="bold" style:font-weight-complex="bold"/>
    </style:style>
    <style:style style:name="P26" style:family="paragraph" style:parent-style-name="Standard" style:list-style-name="L1">
      <style:text-properties style:font-name="Bitter" style:text-underline-style="none" fo:font-weight="bold" officeooo:rsid="001be31b" officeooo:paragraph-rsid="001be31b" style:font-weight-asian="bold" style:font-weight-complex="bold"/>
    </style:style>
    <style:style style:name="P27" style:family="paragraph" style:parent-style-name="Standard" style:list-style-name="L1">
      <style:text-properties style:font-name="Bitter" style:text-underline-style="none" fo:font-weight="bold" officeooo:rsid="0026ccee" officeooo:paragraph-rsid="0026ccee" style:font-weight-asian="bold" style:font-weight-complex="bold"/>
    </style:style>
    <style:style style:name="P28" style:family="paragraph" style:parent-style-name="Standard" style:list-style-name="L3">
      <style:text-properties style:font-name="Bitter" style:text-underline-style="none" fo:font-weight="bold" officeooo:rsid="000e4f69" officeooo:paragraph-rsid="000e4f69" style:font-weight-asian="bold" style:font-weight-complex="bold"/>
    </style:style>
    <style:style style:name="P29" style:family="paragraph" style:parent-style-name="Standard" style:list-style-name="L1">
      <style:text-properties style:font-name="Bitter" style:text-underline-style="none" fo:font-weight="normal" officeooo:rsid="001109af" officeooo:paragraph-rsid="001109af" style:font-weight-asian="normal" style:font-weight-complex="normal"/>
    </style:style>
    <style:style style:name="P30" style:family="paragraph" style:parent-style-name="Standard" style:list-style-name="L1">
      <style:text-properties style:font-name="Bitter" style:text-underline-style="none" fo:font-weight="normal" officeooo:rsid="00129257" officeooo:paragraph-rsid="00129257" style:font-weight-asian="normal" style:font-weight-complex="normal"/>
    </style:style>
    <style:style style:name="P31" style:family="paragraph" style:parent-style-name="Standard" style:list-style-name="L1">
      <style:text-properties style:font-name="Bitter" style:text-underline-style="none" fo:font-weight="normal" officeooo:rsid="001b0208" officeooo:paragraph-rsid="001b0208" style:font-weight-asian="normal" style:font-weight-complex="normal"/>
    </style:style>
    <style:style style:name="P32" style:family="paragraph" style:parent-style-name="Standard" style:list-style-name="L1">
      <style:text-properties style:font-name="Bitter" style:text-underline-style="none" fo:font-weight="normal" officeooo:rsid="00181422" officeooo:paragraph-rsid="00181422" style:font-weight-asian="normal" style:font-weight-complex="normal"/>
    </style:style>
    <style:style style:name="P33" style:family="paragraph" style:parent-style-name="Standard" style:list-style-name="L1">
      <style:text-properties style:font-name="Bitter" style:text-underline-style="none" fo:font-weight="normal" officeooo:rsid="001be31b" officeooo:paragraph-rsid="001be31b" style:font-weight-asian="normal" style:font-weight-complex="normal"/>
    </style:style>
    <style:style style:name="P34" style:family="paragraph" style:parent-style-name="Standard" style:list-style-name="L1">
      <style:text-properties style:font-name="Bitter" style:text-underline-style="none" fo:font-weight="normal" officeooo:rsid="0026ccee" officeooo:paragraph-rsid="0026ccee" style:font-weight-asian="normal" style:font-weight-complex="normal"/>
    </style:style>
    <style:style style:name="P35" style:family="paragraph" style:parent-style-name="Standard" style:list-style-name="L2">
      <style:text-properties style:font-name="Bitter" style:text-underline-style="none" fo:font-weight="normal" officeooo:rsid="001a1309" officeooo:paragraph-rsid="001a1309" style:font-weight-asian="normal" style:font-weight-complex="normal"/>
    </style:style>
    <style:style style:name="P36" style:family="paragraph" style:parent-style-name="Standard" style:list-style-name="L3">
      <style:text-properties style:font-name="Bitter" style:text-underline-style="none" fo:font-weight="normal" officeooo:rsid="000e4f69" officeooo:paragraph-rsid="000e4f69" style:font-weight-asian="normal" style:font-weight-complex="normal"/>
    </style:style>
    <style:style style:name="P37" style:family="paragraph" style:parent-style-name="Standard" style:list-style-name="L1">
      <style:text-properties style:font-name="Bitter" style:text-underline-style="none" fo:font-weight="normal" officeooo:rsid="003868ea" officeooo:paragraph-rsid="003868ea" style:font-weight-asian="normal" style:font-weight-complex="normal"/>
    </style:style>
    <style:style style:name="P38" style:family="paragraph" style:parent-style-name="Standard" style:list-style-name="L1">
      <style:text-properties style:font-name="Bitter" fo:font-style="italic" style:text-underline-style="none" fo:font-weight="normal" officeooo:rsid="0028b497" officeooo:paragraph-rsid="0028b497" style:font-style-asian="italic" style:font-weight-asian="normal" style:font-style-complex="italic" style:font-weight-complex="normal"/>
    </style:style>
    <style:style style:name="P39" style:family="paragraph" style:parent-style-name="Standard" style:list-style-name="L4">
      <style:paragraph-properties fo:text-align="start" style:justify-single-word="false"/>
      <style:text-properties style:font-name="Bitter" fo:font-style="italic" style:text-underline-style="none" fo:font-weight="normal" officeooo:rsid="0028b497" officeooo:paragraph-rsid="0028b497" style:font-style-asian="italic" style:font-weight-asian="normal" style:font-style-complex="italic" style:font-weight-complex="normal"/>
    </style:style>
    <style:style style:name="P40" style:family="paragraph" style:parent-style-name="Standard" style:list-style-name="L1">
      <style:text-properties style:font-name="Bitter" fo:font-style="italic" style:text-underline-style="none" fo:font-weight="normal" officeooo:rsid="001be31b" officeooo:paragraph-rsid="001be31b" style:font-style-asian="italic" style:font-weight-asian="normal" style:font-style-complex="italic" style:font-weight-complex="normal"/>
    </style:style>
    <style:style style:name="P41" style:family="paragraph" style:parent-style-name="Standard" style:list-style-name="L1">
      <style:text-properties style:font-name="Bitter" fo:font-style="italic" style:text-underline-style="none" fo:font-weight="normal" officeooo:rsid="001cddc3" officeooo:paragraph-rsid="001cddc3" style:font-style-asian="italic" style:font-weight-asian="normal" style:font-style-complex="italic" style:font-weight-complex="normal"/>
    </style:style>
    <style:style style:name="P42" style:family="paragraph" style:parent-style-name="Standard" style:list-style-name="L2">
      <style:text-properties style:font-name="Bitter" fo:font-style="italic" style:text-underline-style="none" fo:font-weight="normal" officeooo:rsid="001cddc3" officeooo:paragraph-rsid="001cddc3" style:font-style-asian="italic" style:font-weight-asian="normal" style:font-style-complex="italic" style:font-weight-complex="normal"/>
    </style:style>
    <style:style style:name="P43" style:family="paragraph" style:parent-style-name="Standard" style:list-style-name="L1">
      <style:text-properties style:font-name="Bitter" fo:font-style="italic" style:text-underline-style="none" fo:font-weight="normal" officeooo:rsid="0026ccee" officeooo:paragraph-rsid="0026ccee" style:font-style-asian="italic" style:font-weight-asian="normal" style:font-style-complex="italic" style:font-weight-complex="normal"/>
    </style:style>
    <style:style style:name="P44" style:family="paragraph" style:parent-style-name="Standard" style:list-style-name="L4">
      <style:paragraph-properties fo:text-align="start" style:justify-single-word="false"/>
      <style:text-properties style:font-name="Bitter" fo:font-style="italic" style:text-underline-style="none" fo:font-weight="normal" officeooo:rsid="0026ccee" officeooo:paragraph-rsid="0026ccee" style:font-style-asian="italic" style:font-weight-asian="normal" style:font-style-complex="italic" style:font-weight-complex="normal"/>
    </style:style>
    <style:style style:name="P45" style:family="paragraph" style:parent-style-name="Standard" style:list-style-name="L2">
      <style:text-properties style:font-name="Bitter" fo:font-style="italic" style:text-underline-style="none" fo:font-weight="normal" officeooo:rsid="001a1309" officeooo:paragraph-rsid="001a1309" style:font-style-asian="italic" style:font-weight-asian="normal" style:font-style-complex="italic" style:font-weight-complex="normal"/>
    </style:style>
    <style:style style:name="P46" style:family="paragraph" style:parent-style-name="Standard" style:list-style-name="L4">
      <style:text-properties style:font-name="Bitter" fo:font-style="italic" style:text-underline-style="none" fo:font-weight="normal" officeooo:rsid="001a1309" officeooo:paragraph-rsid="001a1309" style:font-style-asian="italic" style:font-weight-asian="normal" style:font-style-complex="italic" style:font-weight-complex="normal"/>
    </style:style>
    <style:style style:name="P47" style:family="paragraph" style:parent-style-name="Standard" style:list-style-name="L4">
      <style:text-properties style:font-name="Bitter" fo:font-style="italic" style:text-underline-style="none" fo:font-weight="normal" officeooo:rsid="000d4505" officeooo:paragraph-rsid="000d4505" style:font-style-asian="italic" style:font-weight-asian="normal" style:font-style-complex="italic" style:font-weight-complex="normal"/>
    </style:style>
    <style:style style:name="P48" style:family="paragraph" style:parent-style-name="Standard" style:list-style-name="L4">
      <style:text-properties style:font-name="Bitter" fo:font-style="italic" style:text-underline-style="none" fo:font-weight="normal" officeooo:rsid="000fe1f7" officeooo:paragraph-rsid="000fe1f7" style:font-style-asian="italic" style:font-weight-asian="normal" style:font-style-complex="italic" style:font-weight-complex="normal"/>
    </style:style>
    <style:style style:name="P49" style:family="paragraph" style:parent-style-name="Standard" style:list-style-name="L4">
      <style:text-properties style:font-name="Bitter" fo:font-style="italic" style:text-underline-style="none" fo:font-weight="normal" officeooo:rsid="001109af" officeooo:paragraph-rsid="001109af" style:font-style-asian="italic" style:font-weight-asian="normal" style:font-style-complex="italic" style:font-weight-complex="normal"/>
    </style:style>
    <style:style style:name="P50" style:family="paragraph" style:parent-style-name="Standard" style:list-style-name="L4">
      <style:text-properties style:font-name="Bitter" fo:font-style="italic" style:text-underline-style="none" fo:font-weight="normal" officeooo:rsid="001424d0" officeooo:paragraph-rsid="001424d0" style:font-style-asian="italic" style:font-weight-asian="normal" style:font-style-complex="italic" style:font-weight-complex="normal"/>
    </style:style>
    <style:style style:name="P51" style:family="paragraph" style:parent-style-name="Standard" style:list-style-name="L4">
      <style:text-properties style:font-name="Bitter" fo:font-style="italic" style:text-underline-style="none" fo:font-weight="normal" officeooo:rsid="002aecae" officeooo:paragraph-rsid="002aecae" style:font-style-asian="italic" style:font-weight-asian="normal" style:font-style-complex="italic" style:font-weight-complex="normal"/>
    </style:style>
    <style:style style:name="P52" style:family="paragraph" style:parent-style-name="Standard">
      <style:text-properties style:font-name="Bitter" fo:font-style="italic" style:text-underline-style="none" fo:font-weight="normal" officeooo:rsid="002aecae" officeooo:paragraph-rsid="002aecae" style:font-style-asian="italic" style:font-weight-asian="normal" style:font-style-complex="italic" style:font-weight-complex="normal"/>
    </style:style>
    <style:style style:name="P53" style:family="paragraph" style:parent-style-name="Standard" style:list-style-name="L4">
      <style:text-properties style:font-name="Bitter" fo:font-style="italic" style:text-underline-style="none" fo:font-weight="normal" officeooo:rsid="001fd348" officeooo:paragraph-rsid="001fd348" style:font-style-asian="italic" style:font-weight-asian="normal" style:font-style-complex="italic" style:font-weight-complex="normal"/>
    </style:style>
    <style:style style:name="P54" style:family="paragraph" style:parent-style-name="Standard" style:list-style-name="L4">
      <style:paragraph-properties fo:text-align="start" style:justify-single-word="false"/>
      <style:text-properties style:font-name="Bitter" fo:font-style="italic" style:text-underline-style="none" fo:font-weight="normal" officeooo:rsid="002a78d5" officeooo:paragraph-rsid="002a78d5" style:font-style-asian="italic" style:font-weight-asian="normal" style:font-style-complex="italic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Bitter" fo:font-style="italic" style:text-underline-style="none" fo:font-weight="normal" officeooo:rsid="002a78d5" officeooo:paragraph-rsid="0028b497" style:font-style-asian="italic" style:font-weight-asian="normal" style:font-style-complex="italic" style:font-weight-complex="normal"/>
    </style:style>
    <style:style style:name="P56" style:family="paragraph" style:parent-style-name="Standard">
      <style:text-properties style:font-name="Bitter" fo:font-style="italic" style:text-underline-style="none" fo:font-weight="normal" officeooo:rsid="0030a4d5" officeooo:paragraph-rsid="0030a4d5" style:font-style-asian="italic" style:font-weight-asian="normal" style:font-style-complex="italic" style:font-weight-complex="normal"/>
    </style:style>
    <style:style style:name="P57" style:family="paragraph" style:parent-style-name="Standard" style:list-style-name="L4">
      <style:text-properties style:font-name="Bitter" fo:font-style="italic" style:text-underline-style="none" fo:font-weight="normal" officeooo:rsid="00329301" officeooo:paragraph-rsid="00329301" style:font-style-asian="italic" style:font-weight-asian="normal" style:font-style-complex="italic" style:font-weight-complex="normal"/>
    </style:style>
    <style:style style:name="P58" style:family="paragraph" style:parent-style-name="Standard" style:list-style-name="L4">
      <style:text-properties style:font-name="Bitter" fo:font-style="italic" style:text-underline-style="none" fo:font-weight="normal" officeooo:rsid="002357c3" officeooo:paragraph-rsid="002357c3" style:font-style-asian="italic" style:font-weight-asian="normal" style:font-style-complex="italic" style:font-weight-complex="normal"/>
    </style:style>
    <style:style style:name="P59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style:font-name="Bitter" fo:font-style="italic" style:text-underline-style="none" fo:font-weight="normal" officeooo:rsid="0035957b" officeooo:paragraph-rsid="0035957b" style:font-style-asian="italic" style:font-weight-asian="normal" style:font-style-complex="italic" style:font-weight-complex="normal"/>
    </style:style>
    <style:style style:name="P60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ter" fo:font-style="italic" style:text-underline-style="none" fo:font-weight="normal" officeooo:rsid="0035957b" officeooo:paragraph-rsid="0035957b" style:font-style-asian="italic" style:font-weight-asian="normal" style:font-style-complex="italic" style:font-weight-complex="normal"/>
    </style:style>
    <style:style style:name="P61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style:font-name="Bitter" fo:font-style="italic" style:text-underline-style="none" fo:font-weight="normal" officeooo:rsid="00367cbe" officeooo:paragraph-rsid="00367cbe" style:font-style-asian="italic" style:font-weight-asian="normal" style:font-style-complex="italic" style:font-weight-complex="normal"/>
    </style:style>
    <style:style style:name="P62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ter" fo:font-style="italic" style:text-underline-style="none" fo:font-weight="normal" officeooo:rsid="00367cbe" officeooo:paragraph-rsid="00367cbe" style:font-style-asian="italic" style:font-weight-asian="normal" style:font-style-complex="italic" style:font-weight-complex="normal"/>
    </style:style>
    <style:style style:name="P63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style:font-name="Bitter" fo:font-style="italic" style:text-underline-style="none" fo:font-weight="normal" officeooo:rsid="0037cb37" officeooo:paragraph-rsid="0037cb37" style:font-style-asian="italic" style:font-weight-asian="normal" style:font-style-complex="italic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Bitter" fo:font-style="italic" style:text-underline-style="none" fo:font-weight="normal" officeooo:rsid="0037cb37" officeooo:paragraph-rsid="0037cb37" style:font-style-asian="italic" style:font-weight-asian="normal" style:font-style-complex="italic" style:font-weight-complex="normal"/>
    </style:style>
    <style:style style:name="P6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ter" fo:font-style="italic" style:text-underline-style="none" fo:font-weight="normal" officeooo:rsid="0037cb37" officeooo:paragraph-rsid="0037cb37" style:font-style-asian="italic" style:font-weight-asian="normal" style:font-style-complex="italic" style:font-weight-complex="normal"/>
    </style:style>
    <style:style style:name="P66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style:font-name="Bitter" fo:font-style="italic" style:text-underline-style="none" fo:font-weight="normal" officeooo:rsid="003868ea" officeooo:paragraph-rsid="003868ea" style:font-style-asian="italic" style:font-weight-asian="normal" style:font-style-complex="italic" style:font-weight-complex="normal"/>
    </style:style>
    <style:style style:name="P67" style:family="paragraph" style:parent-style-name="Standard" style:list-style-name="L4">
      <style:text-properties style:font-name="Bitter" fo:font-style="italic" style:text-underline-style="none" fo:font-weight="normal" officeooo:rsid="003868ea" officeooo:paragraph-rsid="003868ea" style:font-style-asian="italic" style:font-weight-asian="normal" style:font-style-complex="italic" style:font-weight-complex="normal"/>
    </style:style>
    <style:style style:name="P68" style:family="paragraph" style:parent-style-name="Standard" style:list-style-name="L2">
      <style:text-properties style:font-name="Bitter" fo:font-style="italic" style:text-underline-style="none" fo:font-weight="normal" officeooo:rsid="001e77e1" officeooo:paragraph-rsid="001e77e1" style:font-style-asian="italic" style:font-weight-asian="normal" style:font-style-complex="italic" style:font-weight-complex="normal"/>
    </style:style>
    <style:style style:name="P69" style:family="paragraph" style:parent-style-name="Standard" style:list-style-name="L1">
      <style:text-properties style:font-name="Bitter" fo:font-style="italic" style:text-underline-style="none" fo:font-weight="normal" officeooo:rsid="00181422" officeooo:paragraph-rsid="00181422" style:font-style-asian="italic" style:font-weight-asian="normal" style:font-style-complex="italic" style:font-weight-complex="normal"/>
    </style:style>
    <style:style style:name="P70" style:family="paragraph" style:parent-style-name="Standard" style:list-style-name="L4">
      <style:paragraph-properties fo:text-align="start" style:justify-single-word="false"/>
      <style:text-properties style:font-name="Bitter" fo:font-style="italic" style:text-underline-style="none" fo:font-weight="normal" officeooo:rsid="0039a58a" officeooo:paragraph-rsid="0039a58a" style:font-style-asian="italic" style:font-weight-asian="normal" style:font-style-complex="italic" style:font-weight-complex="normal"/>
    </style:style>
    <style:style style:name="P71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style:font-name="Bitter" fo:font-style="italic" style:text-underline-style="none" fo:font-weight="normal" officeooo:rsid="0039a58a" officeooo:paragraph-rsid="0039a58a" style:font-style-asian="italic" style:font-weight-asian="normal" style:font-style-complex="italic" style:font-weight-complex="normal"/>
    </style:style>
    <style:style style:name="P72" style:family="paragraph" style:parent-style-name="Standard" style:list-style-name="L4">
      <style:text-properties style:font-name="Bitter" fo:font-style="italic" style:text-underline-style="none" fo:font-weight="normal" officeooo:rsid="0039a58a" officeooo:paragraph-rsid="0039a58a" style:font-style-asian="italic" style:font-weight-asian="normal" style:font-style-complex="italic" style:font-weight-complex="normal"/>
    </style:style>
    <style:style style:name="P73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style:font-name="Bitter" fo:font-style="italic" style:text-underline-style="none" fo:font-weight="bold" officeooo:rsid="003868ea" officeooo:paragraph-rsid="003868ea" style:font-style-asian="italic" style:font-weight-asian="bold" style:font-style-complex="italic" style:font-weight-complex="bold"/>
    </style:style>
    <style:style style:name="P74" style:family="paragraph" style:parent-style-name="Standard" style:list-style-name="L1">
      <style:paragraph-properties fo:text-align="start" style:justify-single-word="false"/>
      <style:text-properties style:font-name="Bitter" fo:font-style="normal" style:text-underline-style="none" fo:font-weight="normal" officeooo:rsid="0026ccee" officeooo:paragraph-rsid="0026ccee" style:font-style-asian="normal" style:font-weight-asian="normal" style:font-style-complex="normal" style:font-weight-complex="normal"/>
    </style:style>
    <style:style style:name="P75" style:family="paragraph" style:parent-style-name="Standard" style:list-style-name="L4">
      <style:paragraph-properties fo:text-align="start" style:justify-single-word="false"/>
      <style:text-properties style:font-name="Bitter" fo:font-style="normal" style:text-underline-style="none" fo:font-weight="normal" officeooo:rsid="0026ccee" officeooo:paragraph-rsid="0026ccee" style:font-style-asian="normal" style:font-weight-asian="normal" style:font-style-complex="normal" style:font-weight-complex="normal"/>
    </style:style>
    <style:style style:name="P76" style:family="paragraph" style:parent-style-name="Standard" style:list-style-name="L2">
      <style:text-properties style:font-name="Bitter" fo:font-style="normal" style:text-underline-style="none" fo:font-weight="normal" officeooo:rsid="001a1309" officeooo:paragraph-rsid="001a1309" style:font-style-asian="normal" style:font-weight-asian="normal" style:font-style-complex="normal" style:font-weight-complex="normal"/>
    </style:style>
    <style:style style:name="P77" style:family="paragraph" style:parent-style-name="Standard" style:list-style-name="L4">
      <style:text-properties style:font-name="Bitter" fo:font-style="normal" style:text-underline-style="none" fo:font-weight="normal" officeooo:rsid="001a1309" officeooo:paragraph-rsid="001a1309" style:font-style-asian="normal" style:font-weight-asian="normal" style:font-style-complex="normal" style:font-weight-complex="normal"/>
    </style:style>
    <style:style style:name="P78" style:family="paragraph" style:parent-style-name="Standard" style:list-style-name="L2">
      <style:text-properties style:font-name="Bitter" fo:font-style="normal" style:text-underline-style="none" fo:font-weight="normal" officeooo:rsid="001cddc3" officeooo:paragraph-rsid="001cddc3" style:font-style-asian="normal" style:font-weight-asian="normal" style:font-style-complex="normal" style:font-weight-complex="normal"/>
    </style:style>
    <style:style style:name="P79" style:family="paragraph" style:parent-style-name="Standard" style:list-style-name="L2">
      <style:text-properties style:font-name="Bitter" fo:font-style="normal" style:text-underline-style="none" fo:font-weight="normal" officeooo:rsid="001e77e1" officeooo:paragraph-rsid="001e77e1" style:font-style-asian="normal" style:font-weight-asian="normal" style:font-style-complex="normal" style:font-weight-complex="normal"/>
    </style:style>
    <style:style style:name="P80" style:family="paragraph" style:parent-style-name="Standard" style:list-style-name="L4">
      <style:text-properties style:font-name="Bitter" fo:font-style="normal" style:text-underline-style="none" fo:font-weight="normal" officeooo:rsid="000d4505" officeooo:paragraph-rsid="000d4505" style:font-style-asian="normal" style:font-weight-asian="normal" style:font-style-complex="normal" style:font-weight-complex="normal"/>
    </style:style>
    <style:style style:name="P81" style:family="paragraph" style:parent-style-name="Standard" style:list-style-name="L4">
      <style:text-properties style:font-name="Bitter" fo:font-style="normal" style:text-underline-style="none" fo:font-weight="normal" officeooo:rsid="000fe1f7" officeooo:paragraph-rsid="000fe1f7" style:font-style-asian="normal" style:font-weight-asian="normal" style:font-style-complex="normal" style:font-weight-complex="normal"/>
    </style:style>
    <style:style style:name="P82" style:family="paragraph" style:parent-style-name="Standard" style:list-style-name="L4">
      <style:text-properties style:font-name="Bitter" fo:font-style="normal" style:text-underline-style="none" fo:font-weight="normal" officeooo:rsid="001109af" officeooo:paragraph-rsid="001109af" style:font-style-asian="normal" style:font-weight-asian="normal" style:font-style-complex="normal" style:font-weight-complex="normal"/>
    </style:style>
    <style:style style:name="P83" style:family="paragraph" style:parent-style-name="Standard" style:list-style-name="L4">
      <style:text-properties style:font-name="Bitter" fo:font-style="normal" style:text-underline-style="none" fo:font-weight="normal" officeooo:rsid="001424d0" officeooo:paragraph-rsid="001424d0" style:font-style-asian="normal" style:font-weight-asian="normal" style:font-style-complex="normal" style:font-weight-complex="normal"/>
    </style:style>
    <style:style style:name="P84" style:family="paragraph" style:parent-style-name="Standard" style:list-style-name="L4">
      <style:text-properties style:font-name="Bitter" fo:font-style="normal" style:text-underline-style="none" fo:font-weight="normal" officeooo:rsid="00181422" officeooo:paragraph-rsid="00181422" style:font-style-asian="normal" style:font-weight-asian="normal" style:font-style-complex="normal" style:font-weight-complex="normal"/>
    </style:style>
    <style:style style:name="P85" style:family="paragraph" style:parent-style-name="Standard" style:list-style-name="L4">
      <style:text-properties style:font-name="Bitter" fo:font-style="normal" style:text-underline-style="none" fo:font-weight="normal" officeooo:rsid="002aecae" officeooo:paragraph-rsid="002aecae" style:font-style-asian="normal" style:font-weight-asian="normal" style:font-style-complex="normal" style:font-weight-complex="normal"/>
    </style:style>
    <style:style style:name="P86" style:family="paragraph" style:parent-style-name="Standard" style:list-style-name="L4">
      <style:text-properties style:font-name="Bitter" fo:font-style="normal" style:text-underline-style="none" fo:font-weight="normal" officeooo:rsid="001fd348" officeooo:paragraph-rsid="001fd348" style:font-style-asian="normal" style:font-weight-asian="normal" style:font-style-complex="normal" style:font-weight-complex="normal"/>
    </style:style>
    <style:style style:name="P87" style:family="paragraph" style:parent-style-name="Standard" style:list-style-name="L4">
      <style:text-properties style:font-name="Bitter" fo:font-style="normal" style:text-underline-style="none" fo:font-weight="normal" officeooo:rsid="002357c3" officeooo:paragraph-rsid="002357c3" style:font-style-asian="normal" style:font-weight-asian="normal" style:font-style-complex="normal" style:font-weight-complex="normal"/>
    </style:style>
    <style:style style:name="P88" style:family="paragraph" style:parent-style-name="Standard" style:list-style-name="L4">
      <style:paragraph-properties fo:text-align="start" style:justify-single-word="false"/>
      <style:text-properties style:font-name="Bitter" fo:font-style="normal" style:text-underline-style="none" fo:font-weight="normal" officeooo:rsid="00277777" officeooo:paragraph-rsid="00277777" style:font-style-asian="normal" style:font-weight-asian="normal" style:font-style-complex="normal" style:font-weight-complex="normal"/>
    </style:style>
    <style:style style:name="P89" style:family="paragraph" style:parent-style-name="Standard" style:list-style-name="L4">
      <style:paragraph-properties fo:text-align="start" style:justify-single-word="false"/>
      <style:text-properties style:font-name="Bitter" fo:font-style="normal" style:text-underline-style="none" fo:font-weight="normal" officeooo:rsid="0028b497" officeooo:paragraph-rsid="0028b497" style:font-style-asian="normal" style:font-weight-asian="normal" style:font-style-complex="normal" style:font-weight-complex="normal"/>
    </style:style>
    <style:style style:name="P90" style:family="paragraph" style:parent-style-name="Standard" style:list-style-name="L4">
      <style:paragraph-properties fo:text-align="start" style:justify-single-word="false"/>
      <style:text-properties style:font-name="Bitter" fo:font-style="normal" style:text-underline-style="none" fo:font-weight="normal" officeooo:rsid="002a78d5" officeooo:paragraph-rsid="002a78d5" style:font-style-asian="normal" style:font-weight-asian="normal" style:font-style-complex="normal" style:font-weight-complex="normal"/>
    </style:style>
    <style:style style:name="P91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style:font-name="Bitter" fo:font-style="normal" style:text-underline-style="none" fo:font-weight="normal" officeooo:rsid="0035957b" officeooo:paragraph-rsid="0035957b" style:font-style-asian="normal" style:font-weight-asian="normal" style:font-style-complex="normal" style:font-weight-complex="normal"/>
    </style:style>
    <style:style style:name="P92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style:font-name="Bitter" fo:font-style="normal" style:text-underline-style="none" fo:font-weight="normal" officeooo:rsid="00367cbe" officeooo:paragraph-rsid="00367cbe" style:font-style-asian="normal" style:font-weight-asian="normal" style:font-style-complex="normal" style:font-weight-complex="normal"/>
    </style:style>
    <style:style style:name="P93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ter" fo:font-style="normal" style:text-underline-style="none" fo:font-weight="normal" officeooo:rsid="00367cbe" officeooo:paragraph-rsid="00367cbe" style:font-style-asian="normal" style:font-weight-asian="normal" style:font-style-complex="normal" style:font-weight-complex="normal"/>
    </style:style>
    <style:style style:name="P94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style:font-name="Bitter" fo:font-style="normal" style:text-underline-style="none" fo:font-weight="normal" officeooo:rsid="0037cb37" officeooo:paragraph-rsid="0037cb37" style:font-style-asian="normal" style:font-weight-asian="normal" style:font-style-complex="normal" style:font-weight-complex="normal"/>
    </style:style>
    <style:style style:name="P95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style:font-name="Bitter" fo:font-style="normal" style:text-underline-style="none" fo:font-weight="normal" officeooo:rsid="003868ea" officeooo:paragraph-rsid="003868ea" style:font-style-asian="normal" style:font-weight-asian="normal" style:font-style-complex="normal" style:font-weight-complex="normal"/>
    </style:style>
    <style:style style:name="P96" style:family="paragraph" style:parent-style-name="Standard" style:list-style-name="L4">
      <style:text-properties style:font-name="Bitter" fo:font-style="normal" style:text-underline-style="none" fo:font-weight="normal" officeooo:rsid="003868ea" officeooo:paragraph-rsid="003868ea" style:font-style-asian="normal" style:font-weight-asian="normal" style:font-style-complex="normal" style:font-weight-complex="normal"/>
    </style:style>
    <style:style style:name="P97" style:family="paragraph" style:parent-style-name="Standard" style:list-style-name="L4">
      <style:text-properties style:font-name="Bitter" fo:font-style="normal" style:text-underline-style="none" fo:font-weight="normal" officeooo:rsid="0039a58a" officeooo:paragraph-rsid="0039a58a" style:font-style-asian="normal" style:font-weight-asian="normal" style:font-style-complex="normal" style:font-weight-complex="normal"/>
    </style:style>
    <style:style style:name="P98" style:family="paragraph" style:parent-style-name="Standard" style:list-style-name="L2">
      <style:text-properties style:font-name="Bitter" fo:font-style="normal" style:text-underline-style="none" fo:font-weight="bold" officeooo:rsid="001cddc3" officeooo:paragraph-rsid="001cddc3" style:font-style-asian="normal" style:font-weight-asian="bold" style:font-style-complex="normal" style:font-weight-complex="bold"/>
    </style:style>
    <style:style style:name="P99" style:family="paragraph" style:parent-style-name="Standard" style:list-style-name="L4">
      <style:text-properties style:font-name="Bitter" fo:font-style="normal" style:text-underline-style="none" fo:font-weight="bold" officeooo:rsid="001cddc3" officeooo:paragraph-rsid="001cddc3" style:font-style-asian="normal" style:font-weight-asian="bold" style:font-style-complex="normal" style:font-weight-complex="bold"/>
    </style:style>
    <style:style style:name="P100" style:family="paragraph" style:parent-style-name="Standard" style:list-style-name="L2">
      <style:text-properties style:font-name="Bitter" fo:font-style="normal" style:text-underline-style="none" fo:font-weight="bold" officeooo:rsid="001e77e1" officeooo:paragraph-rsid="001e77e1" style:font-style-asian="normal" style:font-weight-asian="bold" style:font-style-complex="normal" style:font-weight-complex="bold"/>
    </style:style>
    <style:style style:name="P101" style:family="paragraph" style:parent-style-name="Standard" style:list-style-name="L4">
      <style:text-properties style:font-name="Bitter" fo:font-style="normal" style:text-underline-style="none" fo:font-weight="bold" officeooo:rsid="000fe1f7" officeooo:paragraph-rsid="000fe1f7" style:font-style-asian="normal" style:font-weight-asian="bold" style:font-style-complex="normal" style:font-weight-complex="bold"/>
    </style:style>
    <style:style style:name="P102" style:family="paragraph" style:parent-style-name="Standard" style:list-style-name="L4">
      <style:text-properties style:font-name="Bitter" fo:font-style="normal" style:text-underline-style="none" fo:font-weight="bold" officeooo:rsid="001109af" officeooo:paragraph-rsid="001109af" style:font-style-asian="normal" style:font-weight-asian="bold" style:font-style-complex="normal" style:font-weight-complex="bold"/>
    </style:style>
    <style:style style:name="P103" style:family="paragraph" style:parent-style-name="Standard" style:list-style-name="L4">
      <style:text-properties style:font-name="Bitter" fo:font-style="normal" style:text-underline-style="none" fo:font-weight="bold" officeooo:rsid="001424d0" officeooo:paragraph-rsid="001424d0" style:font-style-asian="normal" style:font-weight-asian="bold" style:font-style-complex="normal" style:font-weight-complex="bold"/>
    </style:style>
    <style:style style:name="P104" style:family="paragraph" style:parent-style-name="Standard" style:list-style-name="L4">
      <style:text-properties style:font-name="Bitter" fo:font-style="normal" style:text-underline-style="none" fo:font-weight="bold" officeooo:rsid="00181422" officeooo:paragraph-rsid="00181422" style:font-style-asian="normal" style:font-weight-asian="bold" style:font-style-complex="normal" style:font-weight-complex="bold"/>
    </style:style>
    <style:style style:name="P105" style:family="paragraph" style:parent-style-name="Standard">
      <style:text-properties style:font-name="Bitter" fo:font-style="normal" style:text-underline-style="none" fo:font-weight="bold" officeooo:rsid="00181422" officeooo:paragraph-rsid="00181422" style:font-style-asian="normal" style:font-weight-asian="bold" style:font-style-complex="normal" style:font-weight-complex="bold"/>
    </style:style>
    <style:style style:name="P106" style:family="paragraph" style:parent-style-name="Standard" style:list-style-name="L4">
      <style:text-properties style:font-name="Bitter" fo:font-style="normal" style:text-underline-style="none" fo:font-weight="bold" officeooo:rsid="001fd348" officeooo:paragraph-rsid="001fd348" style:font-style-asian="normal" style:font-weight-asian="bold" style:font-style-complex="normal" style:font-weight-complex="bold"/>
    </style:style>
    <style:style style:name="P107" style:family="paragraph" style:parent-style-name="Standard" style:list-style-name="L4">
      <style:text-properties style:font-name="Bitter" fo:font-style="normal" style:text-underline-style="none" fo:font-weight="bold" officeooo:rsid="002357c3" officeooo:paragraph-rsid="002357c3" style:font-style-asian="normal" style:font-weight-asian="bold" style:font-style-complex="normal" style:font-weight-complex="bold"/>
    </style:style>
    <style:style style:name="P108" style:family="paragraph" style:parent-style-name="Standard" style:list-style-name="L4">
      <style:paragraph-properties fo:text-align="start" style:justify-single-word="false"/>
      <style:text-properties style:font-name="Bitter" fo:font-style="normal" style:text-underline-style="none" fo:font-weight="bold" officeooo:rsid="0026ccee" officeooo:paragraph-rsid="0026ccee" style:font-style-asian="normal" style:font-weight-asian="bold" style:font-style-complex="normal" style:font-weight-complex="bold"/>
    </style:style>
    <style:style style:name="P109" style:family="paragraph" style:parent-style-name="Standard" style:list-style-name="L4">
      <style:paragraph-properties fo:text-align="start" style:justify-single-word="false"/>
      <style:text-properties style:font-name="Bitter" fo:font-style="normal" style:text-underline-style="none" fo:font-weight="bold" officeooo:rsid="00277777" officeooo:paragraph-rsid="00277777" style:font-style-asian="normal" style:font-weight-asian="bold" style:font-style-complex="normal" style:font-weight-complex="bold"/>
    </style:style>
    <style:style style:name="P110" style:family="paragraph" style:parent-style-name="Standard" style:list-style-name="L4">
      <style:paragraph-properties fo:text-align="start" style:justify-single-word="false"/>
      <style:text-properties style:font-name="Bitter" fo:font-style="normal" style:text-underline-style="none" fo:font-weight="bold" officeooo:rsid="0028b497" officeooo:paragraph-rsid="0028b497" style:font-style-asian="normal" style:font-weight-asian="bold" style:font-style-complex="normal" style:font-weight-complex="bold"/>
    </style:style>
    <style:style style:name="P111" style:family="paragraph" style:parent-style-name="Standard" style:list-style-name="L4">
      <style:paragraph-properties fo:text-align="start" style:justify-single-word="false"/>
      <style:text-properties style:font-name="Bitter" fo:font-style="normal" style:text-underline-style="none" fo:font-weight="bold" officeooo:rsid="0035957b" officeooo:paragraph-rsid="0035957b" style:font-style-asian="normal" style:font-weight-asian="bold" style:font-style-complex="normal" style:font-weight-complex="bold"/>
    </style:style>
    <style:style style:name="P112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style:font-name="Bitter" fo:font-style="normal" style:text-underline-style="none" fo:font-weight="bold" officeooo:rsid="0035957b" officeooo:paragraph-rsid="0035957b" style:font-style-asian="normal" style:font-weight-asian="bold" style:font-style-complex="normal" style:font-weight-complex="bold"/>
    </style:style>
    <style:style style:name="P113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style:font-name="Bitter" fo:font-style="normal" style:text-underline-style="none" fo:font-weight="bold" officeooo:rsid="00367cbe" officeooo:paragraph-rsid="00367cbe" style:font-style-asian="normal" style:font-weight-asian="bold" style:font-style-complex="normal" style:font-weight-complex="bold"/>
    </style:style>
    <style:style style:name="P114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style:font-name="Bitter" fo:font-style="normal" style:text-underline-style="none" fo:font-weight="bold" officeooo:rsid="0037cb37" officeooo:paragraph-rsid="0037cb37" style:font-style-asian="normal" style:font-weight-asian="bold" style:font-style-complex="normal" style:font-weight-complex="bold"/>
    </style:style>
    <style:style style:name="P115" style:family="paragraph" style:parent-style-name="Standard" style:list-style-name="L4">
      <style:text-properties style:font-name="Bitter" fo:font-style="normal" style:text-underline-style="none" fo:font-weight="bold" officeooo:rsid="0039a58a" officeooo:paragraph-rsid="0039a58a" style:font-style-asian="normal" style:font-weight-asian="bold" style:font-style-complex="normal" style:font-weight-complex="bold"/>
    </style:style>
    <style:style style:name="P116" style:family="paragraph" style:parent-style-name="Standard" style:list-style-name="L4">
      <style:text-properties officeooo:paragraph-rsid="000d4505"/>
    </style:style>
    <style:style style:name="P117" style:family="paragraph" style:parent-style-name="Standard" style:list-style-name="L4">
      <style:text-properties fo:font-weight="bold" officeooo:rsid="001a1309" officeooo:paragraph-rsid="001a1309" style:font-weight-asian="bold" style:font-weight-complex="bold"/>
    </style:style>
    <style:style style:name="P118" style:family="paragraph" style:parent-style-name="Standard" style:list-style-name="L4">
      <style:text-properties fo:font-style="italic" fo:font-weight="normal" officeooo:rsid="001a1309" officeooo:paragraph-rsid="001a1309" style:font-style-asian="italic" style:font-weight-asian="normal" style:font-style-complex="italic" style:font-weight-complex="normal"/>
    </style:style>
    <style:style style:name="P119" style:family="paragraph" style:parent-style-name="Standard" style:list-style-name="L4">
      <style:text-properties fo:font-style="normal" officeooo:rsid="001424d0" officeooo:paragraph-rsid="001424d0" style:font-style-asian="normal" style:font-style-complex="normal"/>
    </style:style>
    <style:style style:name="P120" style:family="paragraph" style:parent-style-name="Standard" style:list-style-name="L4">
      <loext:graphic-properties draw:fill="none"/>
      <style:paragraph-properties fo:margin-left="0.75in" fo:margin-right="0in" fo:text-align="start" style:justify-single-word="false" fo:text-indent="-0.2598in" style:auto-text-indent="false" fo:background-color="transparent"/>
      <style:text-properties style:font-name="Bitter" fo:font-style="normal" style:text-underline-style="none" fo:font-weight="normal" officeooo:rsid="0035957b" officeooo:paragraph-rsid="0035957b" style:font-style-asian="normal" style:font-weight-asian="normal" style:font-style-complex="normal" style:font-weight-complex="normal"/>
    </style:style>
    <style:style style:name="P121" style:family="paragraph" style:parent-style-name="Standard" style:list-style-name="L4">
      <loext:graphic-properties draw:fill="none"/>
      <style:paragraph-properties fo:margin-left="0.75in" fo:margin-right="0in" fo:text-align="start" style:justify-single-word="false" fo:text-indent="-0.2598in" style:auto-text-indent="false" fo:background-color="transparent"/>
      <style:text-properties style:font-name="Bitter" fo:font-style="italic" style:text-underline-style="none" fo:font-weight="normal" officeooo:rsid="0035957b" officeooo:paragraph-rsid="0035957b" style:font-style-asian="italic" style:font-weight-asian="normal" style:font-style-complex="italic" style:font-weight-complex="normal"/>
    </style:style>
    <style:style style:name="P122" style:family="paragraph" style:parent-style-name="Standard" style:list-style-name="L4" style:master-page-name="">
      <loext:graphic-properties draw:fill="none"/>
      <style:paragraph-properties fo:margin-left="0.75in" fo:margin-right="0in" fo:text-align="start" style:justify-single-word="false" fo:text-indent="-0.2598in" style:auto-text-indent="false" style:page-number="auto" fo:background-color="transparent"/>
      <style:text-properties style:font-name="Bitter" fo:font-style="normal" style:text-underline-style="none" fo:font-weight="normal" officeooo:rsid="0035957b" officeooo:paragraph-rsid="0035957b" style:font-style-asian="normal" style:font-weight-asian="normal" style:font-style-complex="normal" style:font-weight-complex="normal"/>
    </style:style>
    <style:style style:name="P12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Bitter" fo:font-style="italic" style:text-underline-style="none" fo:font-weight="normal" officeooo:rsid="0035957b" officeooo:paragraph-rsid="0035957b" style:font-style-asian="italic" style:font-weight-asian="normal" style:font-style-complex="italic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Bitter" style:text-underline-style="none"/>
    </style:style>
    <style:style style:name="T3" style:family="text">
      <style:text-properties style:font-name="Bitter" style:text-underline-style="none" fo:font-weight="bold" officeooo:rsid="000d4505" style:font-weight-asian="bold" style:font-weight-complex="bold"/>
    </style:style>
    <style:style style:name="T4" style:family="text">
      <style:text-properties style:font-name="Bitter" style:text-underline-style="none" fo:font-weight="normal" style:font-weight-asian="normal" style:font-weight-complex="normal"/>
    </style:style>
    <style:style style:name="T5" style:family="text">
      <style:text-properties style:font-name="Bitter" style:text-underline-style="none" fo:font-weight="normal" officeooo:rsid="000fe1f7" style:font-weight-asian="normal" style:font-weight-complex="normal"/>
    </style:style>
    <style:style style:name="T6" style:family="text">
      <style:text-properties style:font-name="Bitter" style:text-underline-style="none" fo:font-weight="normal" officeooo:rsid="00181422" style:font-weight-asian="normal" style:font-weight-complex="normal"/>
    </style:style>
    <style:style style:name="T7" style:family="text">
      <style:text-properties style:font-name="Bitter" style:text-underline-style="none" officeooo:rsid="001fd348"/>
    </style:style>
    <style:style style:name="T8" style:family="text">
      <style:text-properties style:font-name="Bitter" fo:font-style="normal" style:text-underline-style="none" style:font-style-asian="normal" style:font-style-complex="normal"/>
    </style:style>
    <style:style style:name="T9" style:family="text">
      <style:text-properties style:font-name="Bitter" fo:font-style="normal" style:text-underline-style="none" officeooo:rsid="00181422" style:font-style-asian="normal" style:font-style-complex="normal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officeooo:rsid="001cddc3"/>
    </style:style>
    <style:style style:name="T12" style:family="text">
      <style:text-properties officeooo:rsid="001d8c22"/>
    </style:style>
    <style:style style:name="T13" style:family="text">
      <style:text-properties officeooo:rsid="002b413f"/>
    </style:style>
    <style:style style:name="T14" style:family="text">
      <style:text-properties officeooo:rsid="0030a4d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nal Fantasty<text:span text:style-name="T1"> Meal Planning</text:span></text:p>
      <text:p text:style-name="P13"/>
      <text:p text:style-name="P4">Should aim for 15-20 meals + Accompanying Ingredients</text:p>
      <text:p text:style-name="P13"/>
      <text:p text:style-name="P2">Sweet</text:p>
      <text:list xml:id="list399506063651905145" text:style-name="L1">
        <text:list-item>
          <text:p text:style-name="P21">Cannoli</text:p>
          <text:list>
            <text:list-item>
              <text:p text:style-name="P29">Flour</text:p>
            </text:list-item>
            <text:list-item>
              <text:p text:style-name="P29">Eggs</text:p>
            </text:list-item>
            <text:list-item>
              <text:p text:style-name="P29">Sugar</text:p>
            </text:list-item>
            <text:list-item>
              <text:p text:style-name="P29">Butter</text:p>
            </text:list-item>
            <text:list-item>
              <text:p text:style-name="P29">Ricotta</text:p>
            </text:list-item>
          </text:list>
        </text:list-item>
        <text:list-item>
          <text:p text:style-name="P22">Biscotti</text:p>
          <text:list>
            <text:list-item>
              <text:p text:style-name="P30">Flour</text:p>
            </text:list-item>
            <text:list-item>
              <text:p text:style-name="P30">Sugar</text:p>
            </text:list-item>
            <text:list-item>
              <text:p text:style-name="P30">Eggs</text:p>
            </text:list-item>
            <text:list-item>
              <text:p text:style-name="P30">Pine Nuts</text:p>
            </text:list-item>
            <text:list-item>
              <text:p text:style-name="P30">Almonds</text:p>
            </text:list-item>
          </text:list>
        </text:list-item>
        <text:list-item>
          <text:p text:style-name="P23">Panna Cotta</text:p>
          <text:list>
            <text:list-item>
              <text:p text:style-name="P31">Gelatin</text:p>
            </text:list-item>
            <text:list-item>
              <text:p text:style-name="P37">Cream</text:p>
            </text:list-item>
            <text:list-item>
              <text:p text:style-name="P31">Sugar</text:p>
            </text:list-item>
            <text:list-item>
              <text:p text:style-name="P31">Vanilla</text:p>
            </text:list-item>
          </text:list>
        </text:list-item>
        <text:list-item>
          <text:p text:style-name="P25">Spaghetti Aglio e Olio</text:p>
          <text:list>
            <text:list-item>
              <text:p text:style-name="P32">Spaghetti</text:p>
            </text:list-item>
            <text:list-item>
              <text:p text:style-name="P32">Garlic</text:p>
            </text:list-item>
            <text:list-item>
              <text:p text:style-name="P37">Olive Oil</text:p>
            </text:list-item>
            <text:list-item>
              <text:p text:style-name="P69">Red Pepper (Adds lots of Spice)</text:p>
            </text:list-item>
            <text:list-item>
              <text:p text:style-name="P38">Clams (for Spaghetti con le Vongole)</text:p>
            </text:list-item>
          </text:list>
        </text:list-item>
        <text:list-item>
          <text:p text:style-name="P26">Caprese Salad</text:p>
          <text:list>
            <text:list-item>
              <text:p text:style-name="P33">Tomatoes</text:p>
            </text:list-item>
            <text:list-item>
              <text:p text:style-name="P33">Mozzarella Buffala</text:p>
            </text:list-item>
            <text:list-item>
              <text:p text:style-name="P33">Basil</text:p>
            </text:list-item>
            <text:list-item>
              <text:p text:style-name="P40">Vinaigrette</text:p>
            </text:list-item>
          </text:list>
        </text:list-item>
      </text:list>
      <text:p text:style-name="P8"><text:tab/><text:span text:style-name="T11">NOTE: Below will make Insalata Caprese con Pesto</text:span></text:p>
      <text:list xml:id="list232415353865272" text:continue-numbering="true" text:style-name="L1">
        <text:list-item>
          <text:list>
            <text:list-item>
              <text:p text:style-name="P41">Pine Nuts</text:p>
            </text:list-item>
            <text:list-item>
              <text:p text:style-name="P41">Lemon Juice</text:p>
            </text:list-item>
            <text:list-item>
              <text:p text:style-name="P41">Pamesan</text:p>
            </text:list-item>
            <text:list-item>
              <text:p text:style-name="P41">Olive Oil</text:p>
            </text:list-item>
          </text:list>
        </text:list-item>
        <text:list-item>
          <text:p text:style-name="P27">Bruschetta</text:p>
          <text:list>
            <text:list-item>
              <text:p text:style-name="P34">Tomato</text:p>
            </text:list-item>
            <text:list-item>
              <text:p text:style-name="P34">Basil</text:p>
            </text:list-item>
            <text:list-item>
              <text:p text:style-name="P34">Garlic</text:p>
            </text:list-item>
            <text:list-item>
              <text:p text:style-name="P43">Onion</text:p>
            </text:list-item>
            <text:list-item>
              <text:p text:style-name="P34">Bread</text:p>
            </text:list-item>
            <text:list-item>
              <text:p text:style-name="P43">Mozzarella</text:p>
            </text:list-item>
            <text:list-item>
              <text:p text:style-name="P43"><text:soft-page-break/>Salame (for Bruschetta alla Abruzzo)</text:p>
            </text:list-item>
            <text:list-item>
              <text:p text:style-name="P43">Canelinni Beans</text:p>
            </text:list-item>
          </text:list>
        </text:list-item>
      </text:list>
      <text:p text:style-name="P10"/>
      <text:list xml:id="list232416039563942" text:continue-numbering="true" text:style-name="L1">
        <text:list-item>
          <text:p text:style-name="P74"/>
        </text:list-item>
      </text:list>
      <text:p text:style-name="P10"/>
      <text:p text:style-name="P10"/>
      <text:p text:style-name="P3">Salty</text:p>
      <text:list xml:id="list1952404259340674698" text:style-name="L2">
        <text:list-item>
          <text:p text:style-name="P24">Pasta Carbonara</text:p>
          <text:list>
            <text:list-item>
              <text:p text:style-name="P35">Spaghetti</text:p>
            </text:list-item>
            <text:list-item>
              <text:p text:style-name="P35">Bacon</text:p>
            </text:list-item>
            <text:list-item>
              <text:p text:style-name="P35">Eggs</text:p>
            </text:list-item>
            <text:list-item>
              <text:p text:style-name="P76">ONE OF</text:p>
              <text:list>
                <text:list-item>
                  <text:p text:style-name="P76">Peccorino Romano</text:p>
                </text:list-item>
                <text:list-item>
                  <text:p text:style-name="P76">Parmesan Reggiano</text:p>
                </text:list-item>
              </text:list>
            </text:list-item>
            <text:list-item>
              <text:p text:style-name="P45">Black Pepper</text:p>
            </text:list-item>
            <text:list-item>
              <text:p text:style-name="P45">Olive Oil</text:p>
            </text:list-item>
          </text:list>
        </text:list-item>
        <text:list-item>
          <text:p text:style-name="P98">B<text:span text:style-name="T12">accala alla Vesuviana</text:span></text:p>
          <text:list>
            <text:list-item>
              <text:p text:style-name="P78">Salt Cod</text:p>
            </text:list-item>
            <text:list-item>
              <text:p text:style-name="P78">Capers</text:p>
            </text:list-item>
            <text:list-item>
              <text:p text:style-name="P42">Olive Oil</text:p>
            </text:list-item>
            <text:list-item>
              <text:p text:style-name="P78">Onion</text:p>
            </text:list-item>
            <text:list-item>
              <text:p text:style-name="P78">Red Pepper Flakes</text:p>
            </text:list-item>
            <text:list-item>
              <text:p text:style-name="P78">Tomatoes</text:p>
            </text:list-item>
            <text:list-item>
              <text:p text:style-name="P42">Parsley</text:p>
            </text:list-item>
          </text:list>
        </text:list-item>
      </text:list>
      <text:p text:style-name="P56"/>
      <text:list xml:id="list232415606627483" text:continue-numbering="true" text:style-name="L2">
        <text:list-item>
          <text:p text:style-name="P100">Baccala alla Vicentina</text:p>
          <text:list>
            <text:list-item>
              <text:p text:style-name="P79">Cod</text:p>
            </text:list-item>
            <text:list-item>
              <text:p text:style-name="P79">Flour</text:p>
            </text:list-item>
            <text:list-item>
              <text:p text:style-name="P79">Onion</text:p>
            </text:list-item>
            <text:list-item>
              <text:p text:style-name="P79">Anchovies</text:p>
            </text:list-item>
            <text:list-item>
              <text:p text:style-name="P79">Parsley</text:p>
            </text:list-item>
            <text:list-item>
              <text:p text:style-name="P79">Milk</text:p>
            </text:list-item>
            <text:list-item>
              <text:p text:style-name="P79">Parmesan</text:p>
            </text:list-item>
            <text:list-item>
              <text:p text:style-name="P68">Olive Oil</text:p>
            </text:list-item>
          </text:list>
        </text:list-item>
      </text:list>
      <text:p text:style-name="P2">Sour</text:p>
      <text:list xml:id="list7220516701702990010" text:style-name="L3">
        <text:list-item>
          <text:p text:style-name="P28">Chicken Scarpeliello <text:span text:style-name="T10">(Note: This is Sweet + Sour)</text:span></text:p>
          <text:list>
            <text:list-item>
              <text:p text:style-name="P36">Chicken</text:p>
            </text:list-item>
            <text:list-item>
              <text:p text:style-name="P36">Sausage</text:p>
            </text:list-item>
            <text:list-item>
              <text:p text:style-name="P36">Onion</text:p>
            </text:list-item>
            <text:list-item>
              <text:p text:style-name="P36">Sage</text:p>
            </text:list-item>
            <text:list-item>
              <text:p text:style-name="P36">Cherry Pepper</text:p>
            </text:list-item>
            <text:list-item>
              <text:p text:style-name="P36">White Wine</text:p>
            </text:list-item>
            <text:list-item>
              <text:p text:style-name="P36">Stock</text:p>
            </text:list-item>
            <text:list-item>
              <text:p text:style-name="P36">Sugar</text:p>
            </text:list-item>
          </text:list>
        </text:list-item>
      </text:list>
      <text:p text:style-name="P2">Bitter</text:p>
      <text:p text:style-name="P2"><text:soft-page-break/>Spicy</text:p>
      <text:p text:style-name="P12"/>
      <text:p text:style-name="P12"/>
      <text:p text:style-name="P2">Umami</text:p>
      <text:list xml:id="list6963328535703652300" text:style-name="L4">
        <text:list-item>
          <text:p text:style-name="P116"><text:span text:style-name="T3">Lasagna </text:span><text:span text:style-name="T5">(Note: Sweet and Umami)</text:span></text:p>
          <text:list>
            <text:list-item>
              <text:p text:style-name="P80">Lasagna Noodles</text:p>
            </text:list-item>
            <text:list-item>
              <text:p text:style-name="P80">Tomatoes (Sauce)</text:p>
            </text:list-item>
            <text:list-item>
              <text:p text:style-name="P80">Egg</text:p>
            </text:list-item>
            <text:list-item>
              <text:p text:style-name="P80">Ricotta</text:p>
            </text:list-item>
            <text:list-item>
              <text:p text:style-name="P80">Parmesan</text:p>
            </text:list-item>
            <text:list-item>
              <text:p text:style-name="P47">Spinach</text:p>
            </text:list-item>
            <text:list-item>
              <text:p text:style-name="P47">Beef</text:p>
            </text:list-item>
            <text:list-item>
              <text:p text:style-name="P47">Peppers</text:p>
            </text:list-item>
            <text:list-item>
              <text:p text:style-name="P47">Mushrooms</text:p>
            </text:list-item>
            <text:list-item>
              <text:p text:style-name="P47">Onion</text:p>
            </text:list-item>
            <text:list-item>
              <text:p text:style-name="P47">Garlic</text:p>
            </text:list-item>
          </text:list>
        </text:list-item>
        <text:list-item>
          <text:p text:style-name="P101">Fettucine Alfredo</text:p>
          <text:list>
            <text:list-item>
              <text:p text:style-name="P81">Butter</text:p>
            </text:list-item>
            <text:list-item>
              <text:p text:style-name="P81">Cream</text:p>
            </text:list-item>
            <text:list-item>
              <text:p text:style-name="P81">Fettucine</text:p>
            </text:list-item>
            <text:list-item>
              <text:p text:style-name="P81">Pamesan</text:p>
            </text:list-item>
            <text:list-item>
              <text:p text:style-name="P48">Parsley</text:p>
            </text:list-item>
            <text:list-item>
              <text:p text:style-name="P48"><text:span text:style-name="T14">Optional </text:span>ONE OF</text:p>
              <text:list>
                <text:list-item>
                  <text:p text:style-name="P48">Chicken</text:p>
                </text:list-item>
                <text:list-item>
                  <text:p text:style-name="P48">Mushroom</text:p>
                </text:list-item>
              </text:list>
            </text:list-item>
          </text:list>
        </text:list-item>
        <text:list-item>
          <text:p text:style-name="P102">Spaghetti Marinara</text:p>
          <text:list>
            <text:list-item>
              <text:p text:style-name="P82">Tomato</text:p>
            </text:list-item>
            <text:list-item>
              <text:p text:style-name="P82">Spaghetti</text:p>
            </text:list-item>
            <text:list-item>
              <text:p text:style-name="P49">Basil</text:p>
            </text:list-item>
            <text:list-item>
              <text:p text:style-name="P57">Parmesan</text:p>
            </text:list-item>
            <text:list-item>
              <text:p text:style-name="P57">Red Pepper</text:p>
            </text:list-item>
            <text:list-item>
              <text:p text:style-name="P49">Mushroom</text:p>
            </text:list-item>
            <text:list-item>
              <text:p text:style-name="P49">Garlic</text:p>
            </text:list-item>
            <text:list-item>
              <text:p text:style-name="P49">Pepper</text:p>
            </text:list-item>
            <text:list-item>
              <text:p text:style-name="P49">ONE OF</text:p>
              <text:list>
                <text:list-item>
                  <text:p text:style-name="P49">Beef</text:p>
                </text:list-item>
                <text:list-item>
                  <text:p text:style-name="P49">Shrimp</text:p>
                </text:list-item>
              </text:list>
            </text:list-item>
          </text:list>
        </text:list-item>
        <text:list-item>
          <text:p text:style-name="P103">Linguine Pesto Genoese</text:p>
          <text:list>
            <text:list-item>
              <text:p text:style-name="P83">Pine Nuts</text:p>
            </text:list-item>
            <text:list-item>
              <text:p text:style-name="P83">Basil</text:p>
            </text:list-item>
            <text:list-item>
              <text:p text:style-name="P83">Garlic</text:p>
            </text:list-item>
            <text:list-item>
              <text:p text:style-name="P83">ONE OR BOTH OF</text:p>
              <text:list>
                <text:list-item>
                  <text:p text:style-name="P83">Parmigano Reggiano</text:p>
                </text:list-item>
                <text:list-item>
                  <text:p text:style-name="P83">Peccorino Romano</text:p>
                </text:list-item>
              </text:list>
            </text:list-item>
            <text:list-item>
              <text:p text:style-name="P119"><text:span text:style-name="T4">Olive Oi</text:span><text:span text:style-name="T6">l</text:span></text:p>
            </text:list-item>
            <text:list-item>
              <text:p text:style-name="P83"><text:soft-page-break/>Linguine</text:p>
            </text:list-item>
            <text:list-item>
              <text:p text:style-name="P50">Chicken</text:p>
            </text:list-item>
          </text:list>
        </text:list-item>
      </text:list>
      <text:p text:style-name="P5"/>
      <text:list xml:id="list232414612809929" text:continue-numbering="true" text:style-name="L4">
        <text:list-item>
          <text:p text:style-name="P104">Spaghetti alla Gricia</text:p>
          <text:list>
            <text:list-item>
              <text:p text:style-name="P84">Guanciale</text:p>
            </text:list-item>
            <text:list-item>
              <text:p text:style-name="P84">Pecorino</text:p>
            </text:list-item>
            <text:list-item>
              <text:p text:style-name="P84">Spaghetti</text:p>
            </text:list-item>
          </text:list>
        </text:list-item>
      </text:list>
      <text:p text:style-name="P105"/>
      <text:list xml:id="list232415888897029" text:continue-numbering="true" text:style-name="L4">
        <text:list-item>
          <text:p text:style-name="P104">Eggplant Rollatini</text:p>
          <text:list>
            <text:list-item>
              <text:p text:style-name="P84">Ricotta</text:p>
            </text:list-item>
            <text:list-item>
              <text:p text:style-name="P84">Eggs</text:p>
            </text:list-item>
            <text:list-item>
              <text:p text:style-name="P84">Parsley</text:p>
            </text:list-item>
            <text:list-item>
              <text:p text:style-name="P84">Pamresan</text:p>
            </text:list-item>
            <text:list-item>
              <text:p text:style-name="P84">Mozzarella</text:p>
            </text:list-item>
            <text:list-item>
              <text:p text:style-name="P84">Tomato</text:p>
            </text:list-item>
            <text:list-item>
              <text:p text:style-name="P67">Olive Oil</text:p>
            </text:list-item>
          </text:list>
        </text:list-item>
      </text:list>
      <text:p text:style-name="P18"/>
      <text:list xml:id="list232414863547852" text:continue-numbering="true" text:style-name="L4">
        <text:list-item>
          <text:p text:style-name="P117"><text:span text:style-name="T9">M</text:span><text:span text:style-name="T8">ushroom Risotto</text:span></text:p>
          <text:list>
            <text:list-item>
              <text:p text:style-name="P77">Butter</text:p>
            </text:list-item>
            <text:list-item>
              <text:p text:style-name="P77">Onion</text:p>
            </text:list-item>
            <text:list-item>
              <text:p text:style-name="P77">Cremini Mushrooms</text:p>
            </text:list-item>
            <text:list-item>
              <text:p text:style-name="P77">Rice</text:p>
            </text:list-item>
            <text:list-item>
              <text:p text:style-name="P77">Stock</text:p>
            </text:list-item>
            <text:list-item>
              <text:p text:style-name="P77">Parmesan</text:p>
            </text:list-item>
            <text:list-item>
              <text:p text:style-name="P77">Parsley</text:p>
            </text:list-item>
            <text:list-item>
              <text:p text:style-name="P118"><text:span text:style-name="T2">Pep</text:span><text:span text:style-name="T7">p</text:span><text:span text:style-name="T2">er</text:span></text:p>
            </text:list-item>
            <text:list-item>
              <text:p text:style-name="P46">White Wine</text:p>
            </text:list-item>
          </text:list>
        </text:list-item>
        <text:list-item>
          <text:p text:style-name="P99">Risotto alla Gorgonzola</text:p>
          <text:list>
            <text:list-item>
              <text:p text:style-name="P85">Shallots</text:p>
            </text:list-item>
            <text:list-item>
              <text:p text:style-name="P85">Butter</text:p>
            </text:list-item>
            <text:list-item>
              <text:p text:style-name="P85">Rice</text:p>
            </text:list-item>
            <text:list-item>
              <text:p text:style-name="P85">Stock</text:p>
            </text:list-item>
            <text:list-item>
              <text:p text:style-name="P85">Grana Padano</text:p>
            </text:list-item>
            <text:list-item>
              <text:p text:style-name="P85">Gorgonzola</text:p>
            </text:list-item>
            <text:list-item>
              <text:p text:style-name="P51">Black Pepper</text:p>
            </text:list-item>
            <text:list-item>
              <text:p text:style-name="P85">White Wine</text:p>
            </text:list-item>
          </text:list>
        </text:list-item>
        <text:list-item>
          <text:p text:style-name="P99">Risotto alla Milanese</text:p>
          <text:list>
            <text:list-item>
              <text:p text:style-name="P85">Butter</text:p>
            </text:list-item>
            <text:list-item>
              <text:p text:style-name="P85">Onion</text:p>
            </text:list-item>
            <text:list-item>
              <text:p text:style-name="P85">Rice</text:p>
            </text:list-item>
            <text:list-item>
              <text:p text:style-name="P85">Stock</text:p>
            </text:list-item>
            <text:list-item>
              <text:p text:style-name="P85">White Wine</text:p>
            </text:list-item>
            <text:list-item>
              <text:p text:style-name="P85">Stock</text:p>
            </text:list-item>
            <text:list-item>
              <text:p text:style-name="P51">Parmigano Reggiano</text:p>
            </text:list-item>
            <text:list-item>
              <text:p text:style-name="P51">Saffron</text:p>
            </text:list-item>
          </text:list>
        </text:list-item>
        <text:list-item>
          <text:p text:style-name="P99"><text:soft-page-break/>Risotto alla Zucca</text:p>
          <text:list>
            <text:list-item>
              <text:p text:style-name="P85"><text:span text:style-name="T13">Butternut </text:span>Squash</text:p>
            </text:list-item>
            <text:list-item>
              <text:p text:style-name="P51">Olive Oil</text:p>
            </text:list-item>
            <text:list-item>
              <text:p text:style-name="P85">Onion</text:p>
            </text:list-item>
            <text:list-item>
              <text:p text:style-name="P85">Rice</text:p>
            </text:list-item>
            <text:list-item>
              <text:p text:style-name="P85">White Wine</text:p>
            </text:list-item>
            <text:list-item>
              <text:p text:style-name="P85">Stock</text:p>
            </text:list-item>
            <text:list-item>
              <text:p text:style-name="P85">Butter</text:p>
            </text:list-item>
            <text:list-item>
              <text:p text:style-name="P85">Parmigano Reggiano</text:p>
            </text:list-item>
            <text:list-item>
              <text:p text:style-name="P51">Sage Leaves</text:p>
            </text:list-item>
          </text:list>
        </text:list-item>
      </text:list>
      <text:p text:style-name="P52"/>
      <text:list xml:id="list232415650997373" text:continue-numbering="true" text:style-name="L4">
        <text:list-item>
          <text:p text:style-name="P115">Baby’s First Risotto</text:p>
          <text:list>
            <text:list-item>
              <text:p text:style-name="P97">Rice</text:p>
            </text:list-item>
            <text:list-item>
              <text:p text:style-name="P97">Stock</text:p>
            </text:list-item>
            <text:list-item>
              <text:p text:style-name="P72">Onion</text:p>
            </text:list-item>
            <text:list-item>
              <text:p text:style-name="P72">Wine</text:p>
            </text:list-item>
            <text:list-item>
              <text:p text:style-name="P72">Butter</text:p>
            </text:list-item>
          </text:list>
        </text:list-item>
        <text:list-item>
          <text:p text:style-name="P106">Pasta con La Ricotta</text:p>
          <text:list>
            <text:list-item>
              <text:p text:style-name="P86">Penne</text:p>
            </text:list-item>
            <text:list-item>
              <text:p text:style-name="P86">Tomatoes</text:p>
            </text:list-item>
            <text:list-item>
              <text:p text:style-name="P86">Garlic Cloves</text:p>
            </text:list-item>
            <text:list-item>
              <text:p text:style-name="P53">Olive Oil</text:p>
            </text:list-item>
            <text:list-item>
              <text:p text:style-name="P86">Ricotta</text:p>
            </text:list-item>
            <text:list-item>
              <text:p text:style-name="P53">Salt</text:p>
            </text:list-item>
            <text:list-item>
              <text:p text:style-name="P86">Parmesan</text:p>
            </text:list-item>
            <text:list-item>
              <text:p text:style-name="P53">Basil</text:p>
            </text:list-item>
          </text:list>
        </text:list-item>
        <text:list-item>
          <text:p text:style-name="P107">Lasagne agli Asparagi</text:p>
          <text:list>
            <text:list-item>
              <text:p text:style-name="P87">Lasagne Noodles</text:p>
            </text:list-item>
            <text:list-item>
              <text:p text:style-name="P96">Cream</text:p>
            </text:list-item>
            <text:list-item>
              <text:p text:style-name="P87">Flour</text:p>
            </text:list-item>
            <text:list-item>
              <text:p text:style-name="P87">Asparagus</text:p>
            </text:list-item>
            <text:list-item>
              <text:p text:style-name="P87">Pamesano Reggiano</text:p>
            </text:list-item>
            <text:list-item>
              <text:p text:style-name="P58">Butter</text:p>
            </text:list-item>
          </text:list>
        </text:list-item>
      </text:list>
      <text:p text:style-name="P15"/>
      <text:list xml:id="list232415411381229" text:continue-numbering="true" text:style-name="L4">
        <text:list-item>
          <text:p text:style-name="P108">Acquacotta</text:p>
          <text:list>
            <text:list-item>
              <text:p text:style-name="P75">Water</text:p>
            </text:list-item>
            <text:list-item>
              <text:p text:style-name="P75">Bread</text:p>
            </text:list-item>
            <text:list-item>
              <text:p text:style-name="P75">Onion</text:p>
            </text:list-item>
            <text:list-item>
              <text:p text:style-name="P75">Tomatoes</text:p>
            </text:list-item>
            <text:list-item>
              <text:p text:style-name="P44">Olive Oil</text:p>
            </text:list-item>
          </text:list>
        </text:list-item>
      </text:list>
      <text:p text:style-name="P16"/>
      <text:list xml:id="list232415658750963" text:continue-numbering="true" text:style-name="L4">
        <text:list-item>
          <text:p text:style-name="P109">Acquacotta con Funghi</text:p>
          <text:list>
            <text:list-item>
              <text:p text:style-name="P88">Tomato</text:p>
            </text:list-item>
            <text:list-item>
              <text:p text:style-name="P88">Eggs</text:p>
            </text:list-item>
            <text:list-item>
              <text:p text:style-name="P88">Bread</text:p>
            </text:list-item>
            <text:list-item>
              <text:p text:style-name="P88"><text:soft-page-break/>Mushrooms</text:p>
            </text:list-item>
            <text:list-item>
              <text:p text:style-name="P88">Parmesan</text:p>
            </text:list-item>
            <text:list-item>
              <text:p text:style-name="P88">Salt</text:p>
            </text:list-item>
            <text:list-item>
              <text:p text:style-name="P70">Olive Oil</text:p>
            </text:list-item>
          </text:list>
        </text:list-item>
      </text:list>
      <text:p text:style-name="P17"/>
      <text:list xml:id="list232416104357721" text:continue-numbering="true" text:style-name="L4">
        <text:list-item>
          <text:p text:style-name="P110">Spaghetti alla Puttanesca</text:p>
          <text:list>
            <text:list-item>
              <text:p text:style-name="P89">Spaghetti</text:p>
            </text:list-item>
            <text:list-item>
              <text:p text:style-name="P89">capers</text:p>
            </text:list-item>
            <text:list-item>
              <text:p text:style-name="P89">tomato</text:p>
            </text:list-item>
            <text:list-item>
              <text:p text:style-name="P89">olives</text:p>
            </text:list-item>
            <text:list-item>
              <text:p text:style-name="P39">basil</text:p>
            </text:list-item>
            <text:list-item>
              <text:p text:style-name="P39">anchovies</text:p>
            </text:list-item>
            <text:list-item>
              <text:p text:style-name="P39">red pepper</text:p>
            </text:list-item>
          </text:list>
        </text:list-item>
      </text:list>
      <text:p text:style-name="P64"/>
      <text:p text:style-name="P11"/>
      <text:list xml:id="list232415320985237" text:continue-numbering="true" text:style-name="L4">
        <text:list-item>
          <text:p text:style-name="P110">Spaghetti Cacio e Pepe</text:p>
          <text:list>
            <text:list-item>
              <text:p text:style-name="P89">Peccorino Romano</text:p>
            </text:list-item>
            <text:list-item>
              <text:p text:style-name="P89">Parmigano Reggiano</text:p>
            </text:list-item>
            <text:list-item>
              <text:p text:style-name="P89">Black Pepper</text:p>
            </text:list-item>
            <text:list-item>
              <text:p text:style-name="P39">Olive Oil</text:p>
            </text:list-item>
            <text:list-item>
              <text:p text:style-name="P89">One of the Following</text:p>
              <text:list>
                <text:list-item>
                  <text:p text:style-name="P89">Spaghetti</text:p>
                </text:list-item>
                <text:list-item>
                  <text:p text:style-name="P89">Linguini</text:p>
                </text:list-item>
              </text:list>
            </text:list-item>
          </text:list>
        </text:list-item>
      </text:list>
      <text:p text:style-name="P55"/>
      <text:p text:style-name="P20"/>
      <text:list xml:id="list232416150207087" text:continue-numbering="true" text:style-name="L4">
        <text:list-item>
          <text:p text:style-name="P110">Amatriciana</text:p>
          <text:list>
            <text:list-item>
              <text:p text:style-name="P89">Tomatoes</text:p>
            </text:list-item>
            <text:list-item>
              <text:p text:style-name="P39">Olive Oil</text:p>
            </text:list-item>
            <text:list-item>
              <text:p text:style-name="P89">Guanciale</text:p>
            </text:list-item>
            <text:list-item>
              <text:p text:style-name="P89">Garlic</text:p>
            </text:list-item>
            <text:list-item>
              <text:p text:style-name="P89">Red Pepper</text:p>
            </text:list-item>
            <text:list-item>
              <text:p text:style-name="P89">Basil</text:p>
            </text:list-item>
            <text:list-item>
              <text:p text:style-name="P89">Spaghetti</text:p>
            </text:list-item>
            <text:list-item>
              <text:p text:style-name="P39">Pepper</text:p>
            </text:list-item>
            <text:list-item>
              <text:p text:style-name="P39">Parsley</text:p>
            </text:list-item>
            <text:list-item>
              <text:p text:style-name="P39">Parmigano Reggiano</text:p>
            </text:list-item>
          </text:list>
        </text:list-item>
      </text:list>
      <text:p text:style-name="P20"/>
      <text:list xml:id="list232414643557742" text:continue-numbering="true" text:style-name="L4">
        <text:list-item>
          <text:p text:style-name="P111">Pasta with Tomatoes and Scallions</text:p>
          <text:list>
            <text:list-item>
              <text:p text:style-name="P122">Penne</text:p>
            </text:list-item>
            <text:list-item>
              <text:p text:style-name="P120">Tomatoes</text:p>
            </text:list-item>
            <text:list-item>
              <text:p text:style-name="P120">Scallions</text:p>
            </text:list-item>
            <text:list-item>
              <text:p text:style-name="P121">Olive Oil</text:p>
            </text:list-item>
            <text:list-item>
              <text:p text:style-name="P121">Pepper</text:p>
            </text:list-item>
          </text:list>
        </text:list-item>
      </text:list>
      <text:p text:style-name="P123"/>
      <text:list xml:id="list232416702469455" text:continue-numbering="true" text:style-name="L4">
        <text:list-item>
          <text:p text:style-name="P112">Bistecca</text:p>
          <text:list>
            <text:list-item>
              <text:p text:style-name="P91"><text:soft-page-break/>Garlic</text:p>
            </text:list-item>
            <text:list-item>
              <text:p text:style-name="P59">Olive Oil</text:p>
            </text:list-item>
            <text:list-item>
              <text:p text:style-name="P91">Beef</text:p>
            </text:list-item>
            <text:list-item>
              <text:p text:style-name="P59">Oregano</text:p>
            </text:list-item>
            <text:list-item>
              <text:p text:style-name="P59">Basil</text:p>
            </text:list-item>
            <text:list-item>
              <text:p text:style-name="P59">Parsley</text:p>
            </text:list-item>
            <text:list-item>
              <text:p text:style-name="P59">Balsamic Vinaigrette</text:p>
            </text:list-item>
          </text:list>
        </text:list-item>
        <text:list-item>
          <text:p text:style-name="P112">Tagliatta</text:p>
          <text:list>
            <text:list-item>
              <text:p text:style-name="P91">Garlic</text:p>
            </text:list-item>
            <text:list-item>
              <text:p text:style-name="P91">Beef</text:p>
            </text:list-item>
            <text:list-item>
              <text:p text:style-name="P91">Lemon</text:p>
            </text:list-item>
            <text:list-item>
              <text:p text:style-name="P91">Parmesan</text:p>
            </text:list-item>
            <text:list-item>
              <text:p text:style-name="P59">Olive Oil</text:p>
            </text:list-item>
            <text:list-item>
              <text:p text:style-name="P59">Rosemary</text:p>
            </text:list-item>
          </text:list>
        </text:list-item>
        <text:list-item>
          <text:p text:style-name="P112">Gnocchi con Spinaci</text:p>
          <text:list>
            <text:list-item>
              <text:p text:style-name="P91">Gnocchi</text:p>
            </text:list-item>
            <text:list-item>
              <text:p text:style-name="P91">Onion</text:p>
            </text:list-item>
            <text:list-item>
              <text:p text:style-name="P91">Garlic</text:p>
            </text:list-item>
            <text:list-item>
              <text:p text:style-name="P91">Spinach</text:p>
            </text:list-item>
            <text:list-item>
              <text:p text:style-name="P71">Olive Oil</text:p>
            </text:list-item>
            <text:list-item>
              <text:p text:style-name="P59">Black Pepper</text:p>
            </text:list-item>
          </text:list>
        </text:list-item>
      </text:list>
      <text:p text:style-name="P60"/>
      <text:list xml:id="list232415502317381" text:continue-numbering="true" text:style-name="L4">
        <text:list-item>
          <text:p text:style-name="P113">Cotoletta alla Milanese</text:p>
          <text:list>
            <text:list-item>
              <text:p text:style-name="P92">Beef (it’s like veal)</text:p>
            </text:list-item>
            <text:list-item>
              <text:p text:style-name="P92">Eggs</text:p>
            </text:list-item>
            <text:list-item>
              <text:p text:style-name="P92">Breadcrumbs</text:p>
            </text:list-item>
            <text:list-item>
              <text:p text:style-name="P92">Butter (Technically clarified)</text:p>
            </text:list-item>
          </text:list>
        </text:list-item>
      </text:list>
      <text:p text:style-name="P93"/>
      <text:list xml:id="list232414912821013" text:continue-numbering="true" text:style-name="L4">
        <text:list-item>
          <text:p text:style-name="P113">Panzanella</text:p>
          <text:list>
            <text:list-item>
              <text:p text:style-name="P92">Bread</text:p>
            </text:list-item>
            <text:list-item>
              <text:p text:style-name="P92">Tomatoes</text:p>
            </text:list-item>
            <text:list-item>
              <text:p text:style-name="P92">Vinaigrette</text:p>
            </text:list-item>
            <text:list-item>
              <text:p text:style-name="P61">Onion</text:p>
            </text:list-item>
            <text:list-item>
              <text:p text:style-name="P61">Basil</text:p>
            </text:list-item>
          </text:list>
        </text:list-item>
      </text:list>
      <text:p text:style-name="P62"/>
      <text:list xml:id="list232416245758769" text:continue-numbering="true" text:style-name="L4">
        <text:list-item>
          <text:p text:style-name="P114">Chicken With White Beans + Tomatoes</text:p>
          <text:list>
            <text:list-item>
              <text:p text:style-name="P94">Chicken</text:p>
            </text:list-item>
            <text:list-item>
              <text:p text:style-name="P94">Cannellini Beans</text:p>
            </text:list-item>
            <text:list-item>
              <text:p text:style-name="P94">Garlic</text:p>
            </text:list-item>
            <text:list-item>
              <text:p text:style-name="P94">Tomatoes</text:p>
            </text:list-item>
            <text:list-item>
              <text:p text:style-name="P63">Olive Oil</text:p>
            </text:list-item>
            <text:list-item>
              <text:p text:style-name="P63">Red Pepper</text:p>
            </text:list-item>
            <text:list-item>
              <text:p text:style-name="P63">Thyme</text:p>
            </text:list-item>
            <text:list-item>
              <text:p text:style-name="P63">Oregano</text:p>
            </text:list-item>
          </text:list>
        </text:list-item>
      </text:list>
      <text:p text:style-name="P65"/>
      <text:list xml:id="list232415013860607" text:continue-numbering="true" text:style-name="L4">
        <text:list-item>
          <text:p text:style-name="P114"><text:soft-page-break/>Summer Seaside Linguine</text:p>
          <text:list>
            <text:list-item>
              <text:p text:style-name="P94">Linguine</text:p>
            </text:list-item>
            <text:list-item>
              <text:p text:style-name="P94">Garlic</text:p>
            </text:list-item>
            <text:list-item>
              <text:p text:style-name="P63">Olive Oil</text:p>
            </text:list-item>
            <text:list-item>
              <text:p text:style-name="P94">Parsley</text:p>
            </text:list-item>
            <text:list-item>
              <text:p text:style-name="P63">Tuna</text:p>
            </text:list-item>
            <text:list-item>
              <text:p text:style-name="P63">Red Pepper</text:p>
            </text:list-item>
          </text:list>
        </text:list-item>
      </text:list>
      <text:p text:style-name="P65"/>
      <text:list xml:id="list232415765780239" text:continue-numbering="true" text:style-name="L4">
        <text:list-item>
          <text:p text:style-name="P73">Eggplant/Chicken Parmesan</text:p>
          <text:list>
            <text:list-item>
              <text:p text:style-name="P95">Flour</text:p>
            </text:list-item>
            <text:list-item>
              <text:p text:style-name="P95">Eggs</text:p>
            </text:list-item>
            <text:list-item>
              <text:p text:style-name="P95">Bread Crumbs</text:p>
            </text:list-item>
            <text:list-item>
              <text:p text:style-name="P95">Parmesan Cheese</text:p>
            </text:list-item>
            <text:list-item>
              <text:p text:style-name="P95">Marinara</text:p>
            </text:list-item>
            <text:list-item>
              <text:p text:style-name="P95">Mozzarella</text:p>
            </text:list-item>
            <text:list-item>
              <text:p text:style-name="P95">ONE OF</text:p>
              <text:list>
                <text:list-item>
                  <text:p text:style-name="P95">Chicken</text:p>
                </text:list-item>
                <text:list-item>
                  <text:p text:style-name="P95">Eggplant</text:p>
                </text:list-item>
              </text:list>
            </text:list-item>
            <text:list-item>
              <text:p text:style-name="P66">Olive Oil</text:p>
            </text:list-item>
          </text:list>
        </text:list-item>
      </text:list>
      <text:p text:style-name="P9"/>
      <text:p text:style-name="P19"/>
      <text:p text:style-name="P14"/>
      <text:p text:style-name="P14"/>
      <text:p text:style-name="P6">Note: Should we replace Tomato with tomatoe sauce as it seems to be what the tomato is exclusively used in place of?</text:p>
      <text:p text:style-name="P6"/>
      <text:p text:style-name="P7">Thought: This game is HEAVILY balanced toward UMAMI. Are there Bitter/Spicy Italian Dishes… Find thos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otham SSm A" svg:font-family="'Gotham SSm A', 'Gotham SSm B', 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Bitter" svg:font-family="Bitt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4T13:44:10.359000000</meta:creation-date>
    <meta:editing-duration>PT4H25M7S</meta:editing-duration>
    <meta:editing-cycles>16</meta:editing-cycles>
    <meta:generator>LibreOffice/5.1.6.2$Windows_x86 LibreOffice_project/07ac168c60a517dba0f0d7bc7540f5afa45f0909</meta:generator>
    <dc:date>2017-03-29T23:23:55.594000000</dc:date>
    <meta:document-statistic meta:table-count="0" meta:image-count="0" meta:object-count="0" meta:page-count="8" meta:paragraph-count="310" meta:word-count="821" meta:character-count="3577" meta:non-whitespace-character-count="3362"/>
  </office:meta>
</office:document-meta>
</file>